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in" fo:margin-bottom="0in" loext:contextual-spacing="false" fo:text-indent="-0.25in" style:auto-text-indent="false"/>
    </style:style>
    <style:style style:name="P30" style:family="paragraph" style:parent-style-name="Standard" style:list-style-name="WWNum5">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5">
      <style:paragraph-properties fo:margin-left="0.5in" fo:margin-right="0in" fo:margin-top="0in" fo:margin-bottom="0.0429in" loext:contextual-spacing="false" fo:text-indent="-0.25in" style:auto-text-indent="false"/>
    </style:style>
    <style:style style:name="P35" style:family="paragraph" style:parent-style-name="Standard" style:list-style-name="WWNum2">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0429in" loext:contextual-spacing="false" fo:text-indent="-0.25in" style:auto-text-indent="false"/>
    </style:style>
    <style:style style:name="P37" style:family="paragraph" style:parent-style-name="Heading_20_1" style:list-style-name="WWNum6"/>
    <style:style style:name="P38" style:family="paragraph" style:parent-style-name="Heading_20_1" style:list-style-name="WWNum6">
      <style:paragraph-properties fo:break-before="auto" fo:break-after="auto"/>
    </style:style>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tyle="italic" style:text-underline-style="solid" style:text-underline-width="auto" style:text-underline-color="font-color" fo:font-weight="bold" style:font-style-asian="italic" style:font-weight-asian="bold"/>
    </style:style>
    <style:style style:name="T22" style:family="text">
      <style:text-properties fo:font-style="italic" fo:font-weight="bold" style:font-style-asian="italic" style:font-weight-asian="bold"/>
    </style:style>
    <style:style style:name="T23" style:family="text">
      <style:text-properties fo:color="#1155cc" style:text-underline-style="solid" style:text-underline-width="auto" style:text-underline-color="font-color"/>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es de gestió empresarial</text:span><text:span text:style-name="T2"><text:line-break/></text:span><text:span text:style-name="T3">UD 05. (Presencial) Activitats avaluables 02</text:span></text:p>
      <text:p text:style-name="P3"><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5">Autor: Sergi García Barea</text:span></text:p>
      <text:p text:style-name="P6"><text:span text:style-name="T5">Actualitzat Octubre 2021</text:span></text:p>
      <text:p text:style-name="P5"/>
      <text:p text:style-name="P6"><text:span text:style-name="T6">Llicència</text:span></text:p>
      <text:p text:style-name="P8"/>
      <text:p text:style-name="P7"><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l llarg d'aquest tema s'utilitzaran diferents símbols per distingir elements importants dins del contingut. Aquests símbols són:</text:p>
      <text:p text:style-name="P9"/>
      <text:p text:style-name="P11"><text:span text:style-name="T10"><text:s/>📖 </text:span><text:span text:style-name="T11">Important</text:span></text:p>
      <text:p text:style-name="P12"><text:soft-page-break/></text:p>
      <text:p text:style-name="P11"><text:span text:style-name="T12"><text:s/>❕</text:span><text:span text:style-name="T13"> </text:span><text:span text:style-name="T11">Atenció</text:span></text:p>
      <text:p text:style-name="P12"/>
      <text:p text:style-name="P11"><text:span text:style-name="T10"><text:s/>💬</text:span> <text:span text:style-name="T11">Interessant</text:span></text:p>
      <text:p text:style-name="P13"><text:span text:style-name="T14">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18">Data d’entrega</text:span></text:a><text:span text:style-name="T18"><text:tab/>3</text:span></text:p>
          <text:p text:style-name="P15"><text:a xlink:type="simple" xlink:href="#_9maybllx2a09" text:style-name="Index_20_Link" text:visited-style-name="Index_20_Link"><text:span text:style-name="T18">Observacions prèvies a la realització de la tasca avaluables</text:span></text:a><text:span text:style-name="T18"><text:tab/>3</text:span></text:p>
          <text:p text:style-name="P15"><text:a xlink:type="simple" xlink:href="#_2itjvswydgw7" text:style-name="Index_20_Link" text:visited-style-name="Index_20_Link"><text:span text:style-name="T18">Citació demostració d’autoria dels exercicis i castic per </text:span></text:a><text:span text:style-name="T9">còpia</text:span><text:span text:style-name="T18"><text:tab/>3</text:span></text:p>
          <text:p text:style-name="P15"><text:a xlink:type="simple" xlink:href="#_42r7h17vh8ep" text:style-name="Index_20_Link" text:visited-style-name="Index_20_Link"><text:span text:style-name="T18">Entrevista tècnica</text:span></text:a><text:span text:style-name="T18"><text:tab/>4</text:span></text:p>
          <text:p text:style-name="P15"><text:a xlink:type="simple" xlink:href="#_viyy9irjbnvt" text:style-name="Index_20_Link" text:visited-style-name="Index_20_Link"><text:span text:style-name="T18">Pregunta entrevista 01</text:span></text:a><text:span text:style-name="T18"><text:tab/>4</text:span></text:p>
          <text:p text:style-name="P15"><text:a xlink:type="simple" xlink:href="#_iue3awf1svd8" text:style-name="Index_20_Link" text:visited-style-name="Index_20_Link"><text:span text:style-name="T18">Pregunta entrevista 02</text:span></text:a><text:span text:style-name="T18"><text:tab/>4</text:span></text:p>
          <text:p text:style-name="P15"><text:a xlink:type="simple" xlink:href="#_ee7ha6i6dtf3" text:style-name="Index_20_Link" text:visited-style-name="Index_20_Link"><text:span text:style-name="T18">Pregunta entrevista 03</text:span></text:a><text:span text:style-name="T18"><text:tab/>5</text:span></text:p>
          <text:p text:style-name="P15"><text:a xlink:type="simple" xlink:href="#_cbr7xhlha71c" text:style-name="Index_20_Link" text:visited-style-name="Index_20_Link"><text:span text:style-name="T18">Pregunta entrevista 04</text:span></text:a><text:span text:style-name="T18"><text:tab/>5</text:span></text:p>
          <text:p text:style-name="P15"><text:a xlink:type="simple" xlink:href="#_8k3r29acb6os" text:style-name="Index_20_Link" text:visited-style-name="Index_20_Link"><text:span text:style-name="T18">Pregunta entrevista 05</text:span></text:a><text:span text:style-name="T18"><text:tab/>5</text:span></text:p>
          <text:p text:style-name="P15"><text:a xlink:type="simple" xlink:href="#_fzwbd73vp88y" text:style-name="Index_20_Link" text:visited-style-name="Index_20_Link"><text:span text:style-name="T18">Pregunta entrevista 06</text:span></text:a><text:span text:style-name="T18"><text:tab/>6</text:span></text:p>
          <text:p text:style-name="P15"><text:a xlink:type="simple" xlink:href="#_4na72h2qlg6j" text:style-name="Index_20_Link" text:visited-style-name="Index_20_Link"><text:span text:style-name="T18">Pregunta entrevista 07</text:span></text:a><text:span text:style-name="T18"><text:tab/>7</text:span></text:p>
          <text:p text:style-name="P15"><text:a xlink:type="simple" xlink:href="#_vw8rw3phwpgn" text:style-name="Index_20_Link" text:visited-style-name="Index_20_Link"><text:span text:style-name="T18">Pregunta entrevista 08</text:span></text:a><text:span text:style-name="T18"><text:tab/>8</text:span></text:p>
          <text:p text:style-name="P15"><text:a xlink:type="simple" xlink:href="#_8l72fx451459" text:style-name="Index_20_Link" text:visited-style-name="Index_20_Link"><text:span text:style-name="T18">Pregunta entrevista 09</text:span></text:a><text:span text:style-name="T18"><text:tab/>8</text:span></text:p>
          <text:p text:style-name="P15"><text:a xlink:type="simple" xlink:href="#_z6fdhptwwwm3" text:style-name="Index_20_Link" text:visited-style-name="Index_20_Link"><text:span text:style-name="T9">Pregunta entrevista 10</text:span></text:a><text:span text:style-name="T9"><text:tab/>9</text:span></text:p>
          <text:p text:style-name="P15"><text:a xlink:type="simple" xlink:href="#_uagkr6qiqv6g" text:style-name="Index_20_Link" text:visited-style-name="Index_20_Link"><text:span text:style-name="T18">Pregunta entrevista 11</text:span></text:a><text:span text:style-name="T18"><text:tab/>9</text:span></text:p>
          <text:p text:style-name="P15"><text:a xlink:type="simple" xlink:href="#_za5gxeh5rekm" text:style-name="Index_20_Link" text:visited-style-name="Index_20_Link"><text:span text:style-name="T18">Pregunta entrevista 12</text:span></text:a><text:span text:style-name="T18"><text:tab/>10</text:span></text:p>
          <text:p text:style-name="P15"><text:soft-page-break/><text:a xlink:type="simple" xlink:href="#_1njrcxtecf6g" text:style-name="Index_20_Link" text:visited-style-name="Index_20_Link"><text:span text:style-name="T18">Pregunta entrevista 13</text:span></text:a><text:span text:style-name="T18"><text:tab/>10</text:span></text:p>
          <text:p text:style-name="P15"><text:a xlink:type="simple" xlink:href="#_xwzriuao28x1" text:style-name="Index_20_Link" text:visited-style-name="Index_20_Link"><text:span text:style-name="T18">Pregunta entrevista 14</text:span></text:a><text:span text:style-name="T18"><text:tab/>10</text:span></text:p>
          <text:p text:style-name="P16"><text:a xlink:type="simple" xlink:href="#_fecl4ysxugpx" text:style-name="Index_20_Link" text:visited-style-name="Index_20_Link"><text:span text:style-name="T18">Pregunta entrevista 15</text:span></text:a><text:span text:style-name="T18"><text:tab/>11</text:span></text:p>
        </text:index-body>
      </text:table-of-content>
      <text:p text:style-name="P18"/>
      <text:p text:style-name="P19"><text:span text:style-name="T15">UD05. Activitats avaluables 02 (Presencial)</text:span></text:p>
      <text:list xml:id="list3262153673" text:style-name="WWNum6">
        <text:list-item>
          <text:p text:style-name="P38"><text:bookmark text:name="_dbh0n1vac4c8"/>Data d’entrega</text:p>
        </text:list-item>
      </text:list>
      <text:p text:style-name="Standard"><text:span text:style-name="T11">Data límit d'entrega: </text:span><text:span text:style-name="T19">Dissabte 20 de novembre a les 23:55.</text:span></text:p>
      <text:p text:style-name="Standard">L’activitat serà avaluada quan haja passat la data límit d’entrega.</text:p>
      <text:p text:style-name="P24"><text:span text:style-name="T12"><text:s/>❕</text:span><text:span text:style-name="T13"> </text:span><text:span text:style-name="T11">Atenció: </text:span>la data d’entrega no és prorrogable. Si no entregues en temps, la qualificació serà 0.</text:p>
      <text:list xml:id="list40843569991445" text:continue-numbering="true" text:style-name="WWNum6">
        <text:list-item>
          <text:p text:style-name="P38"><text:bookmark text:name="_9maybllx2a09"/>Observacions prèvies a la realització de la tasca avaluables</text:p>
        </text:list-item>
      </text:list>
      <text:list xml:id="list4202513934" text:style-name="WWNum2">
        <text:list-item>
          <text:p text:style-name="P25">Per a lliurar les imatges dels contenidors, has d’utilitzar el repositori de “Docker Hub”.</text:p>
          <text:list>
            <text:list-item>
              <text:p text:style-name="P35">Les imatges dels contenidors han de ser privades.</text:p>
            </text:list-item>
          </text:list>
        </text:list-item>
        <text:list-item>
          <text:p text:style-name="P29">Has d’utilitzar el repositori Github creat per lliurar treballs del mòdul. Recordeu que el repositori de Github:</text:p>
          <text:list>
            <text:list-item>
              <text:p text:style-name="P35">És un lloc de treball. Es valorarà si s’ha utilitzat correctament (pujant versions i no actuant únicament com un lloc on lliurar la tasca).</text:p>
            </text:list-item>
            <text:list-item>
              <text:p text:style-name="P35">És molt important que el repositori siga privat, per tal d’evitar una hipotètica còpia d’altres alumnes.</text:p>
            </text:list-item>
            <text:list-item>
              <text:p text:style-name="P35">El repositori ha d'estar organitzat en carpetes i fitxers, amb noms descriptius tant en fitxers com de carpetes, de forma que siga fàcil navegar, no a soles per mi, sinó per un hipotètic contractador que veja el teu repositori com un portfolio.</text:p>
            </text:list-item>
            <text:list-item>
              <text:p text:style-name="P35">El repositori és un portfolio i no "un lloc on entregar la pràctica". Faciliteu la lectura pujant el document en PDF mínim (a més, podeu pujar en ODT, DOCX, etc.). No fiqueu el document en un ".zip" o ".rar".</text:p>
            </text:list-item>
          </text:list>
        </text:list-item>
        <text:list-item>
          <text:p text:style-name="P29">Quan s’entreguen documents, aquests han de tindre una bona presentació. Encara que siga xicotet, ha de tindre portada, índex, capçalera, peu de pàgina (amb nombre de pàgina), a més de ser coherent en estil.</text:p>
        </text:list-item>
        <text:list-item>
          <text:p text:style-name="P29">Quan s’entregue fitxers amb codi han d’estar correctament formatats i abundantment comentats. </text:p>
          <text:list>
            <text:list-item>
              <text:p text:style-name="P35"><text:span text:style-name="T19">Nota: podeu fer els comentaris dels programes a la llengua que vulgueu (Castellà, Valencià o Anglés).</text:span></text:p>
            </text:list-item>
          </text:list>
        </text:list-item>
      </text:list>
      <text:list xml:id="list2272807824" text:style-name="WWNum1">
        <text:list-item>
          <text:p text:style-name="P31">Les parts de redactat de l’activitat han de fer-se en valencià. No serem molt estrictes en gramàtica i ortografia, però almenys heu d’intentar fer-ho bé.</text:p>
        </text:list-item>
      </text:list>
      <text:p text:style-name="Standard"><text:soft-page-break/></text:p>
      <text:p text:style-name="P24"><text:span text:style-name="T12"><text:s/>❕</text:span><text:span text:style-name="T13"> </text:span><text:span text:style-name="T11">Atenció: </text:span>no complir aquestes consideracions pot reduir la nota fins a 3 punts.</text:p>
      <text:list xml:id="list40842430753553" text:continue-list="list40843569991445" text:style-name="WWNum6">
        <text:list-item>
          <text:p text:style-name="P37"><text:bookmark text:name="_2itjvswydgw7"/>Citació demostració d’autoria dels exercicis i castic per còpia</text:p>
        </text:list-item>
      </text:list>
      <text:p text:style-name="Standard">Per a considerar un exercici realitzat, no basta únicament amb lliurar el codi amb comentaris. L’alumnat ha de SER CAPAÇ d’entendre i defendre el seu exercici a petició del professor i SER <text:s text:c="28"/></text:p>
      <text:p text:style-name="Standard">CAPAÇ de realitzar modificacions relacionades amb el mateix, amb el fi de demostrar l’adquisició de coneixement i evitar qualsevol sospita de còpia.</text:p>
      <text:p text:style-name="Standard"><text:span text:style-name="T19">Es ficara una nota provisional, però posteriorment tot l’alumnat serà citat per a defendre en persona o videoconferència l’autoria completa d’aquest avaluable.</text:span></text:p>
      <text:p text:style-name="Standard">Si l’alumnat no pot fer aquesta defensa i aquestes modificacions, es considerarà que ha copiat l’exercici. <text:span text:style-name="T21">La còpia es castiga amb el suspens del mòdul complet.</text:span></text:p>
      <text:p text:style-name="P1"/>
      <text:list xml:id="list40843379093238" text:continue-numbering="true" text:style-name="WWNum6">
        <text:list-item>
          <text:p text:style-name="P38"><text:bookmark text:name="_42r7h17vh8ep"/>Entrevista tècnica</text:p>
        </text:list-item>
      </text:list>
      <text:p text:style-name="Standard">Aquesta activitat consisteix en la preparació per una entrevista tècnica per un lloc de treball on ens demanen coneixements de Python 3.</text:p>
      <text:p text:style-name="Standard"/>
      <text:p text:style-name="Standard">Resolent aquestes preguntes, a més de preparar l’entrevista tècnica, estem preparant un portfolio. Aquestes preguntes no són només un element a resoldre, sinó que seran la nostra imatge de cara a l’empresa.</text:p>
      <text:p text:style-name="P24"><text:span text:style-name="T12"><text:s/>❕</text:span><text:span text:style-name="T13"> </text:span><text:span text:style-name="T11">Atenció: </text:span>en aquesta activitat no volem acabar exercicis. Volem demostrar que sabem Python 3. Per aquest motiu <text:span text:style-name="T22">t</text:span><text:span text:style-name="T21">ot exercici sense abundants comentaris, serà qualificat amb un 0.</text:span> </text:p>
      <text:p text:style-name="P24"><text:span text:style-name="T21">Els comentaris podran fer-se en valencià, castellà o anglés.</text:span></text:p>
      <text:list xml:id="list40842484737363" text:continue-numbering="true" text:style-name="WWNum6">
        <text:list-item>
          <text:list>
            <text:list-item>
              <text:p text:style-name="P38"><text:bookmark text:name="_viyy9irjbnvt"/>Pregunta entrevista 01</text:p>
            </text:list-item>
          </text:list>
        </text:list-item>
      </text:list>
      <text:p text:style-name="Standard">Explica i posa un exemple senzill d’una funció lambda en Python 3.</text:p>
      <text:p text:style-name="Standard">Després, posa un exemple que utilitze les funcions de Python:</text:p>
      <text:p text:style-name="Standard">Utilitzant “map()” (i “list()” e “int()” com a recolzament per convertir a llista i a nombres sencers) heu de llegir de teclat una cadena de text formada per números separats amb espai i transformar-la en una llista formada per nombres sencers. </text:p>
      <text:p text:style-name="Standard">Utilitzant “filter()”, elimina de la cadena anterior els números menors que 10.</text:p>
      <text:p text:style-name="Standard">Amb la cadena resultant i utilitzant “reduce()”, retorna la multiplicació dels elements de la llista.</text:p>
      <text:list xml:id="list40843402513556" text:continue-numbering="true" text:style-name="WWNum6">
        <text:list-item>
          <text:list>
            <text:list-item>
              <text:p text:style-name="P37"><text:bookmark text:name="_iue3awf1svd8"/>Pregunta entrevista 02</text:p>
            </text:list-item>
          </text:list>
        </text:list-item>
      </text:list>
      <text:p text:style-name="P12"><text:soft-page-break/>Realitza una aplicació que comprove si una solució d'un Sudoku és correcta o no. L'explicació dels regles del Sudoku els teniu ací <text:a xlink:type="simple" xlink:href="https://es.wikipedia.org/wiki/sudoku" text:style-name="ListLabel_20_46" text:visited-style-name="ListLabel_20_46"><text:span text:style-name="T23">https://es.wikipedia.org/wiki/sudoku</text:span></text:a> </text:p>
      <text:p text:style-name="P12">El Sudoku serà llegit d’un fitxer “Sudoku.in”, format per 9 línies on cadascuna d’aquestes estarà formada per 9 números separats per espais. El programa ens mostrarà per consola i el resultat serà mostrat per consola si és correcte o no.</text:p>
      <text:p text:style-name="P12">Internament el programa realitzarà la comprovació de si el Sudoku és o no correcte en una funció definida com “def esSudokuCorrecto(miArrayBi)” que retornarà true si és correcte, false en cas contrari.</text:p>
      <text:p text:style-name="P12"/>
      <text:p text:style-name="P12"><text:span text:style-name="T11">Exemple de “Sudoku.in”</text:span></text:p>
      <text:p text:style-name="P12">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P12"><text:span text:style-name="T11">Exemple eixida:</text:span></text:p>
      <text:p text:style-name="P12">Incorrecte</text:p>
      <text:p text:style-name="P24"><text:span text:style-name="T10">💬</text:span> <text:span text:style-name="T11">Consell 01: </text:span>intenta implementar les funcions demanades tu a soles. No copies la solució d’Internet ni dones una mirada a la d’un company, perquè a l’entrevista personal es demanaran modificacions i s’ha de comprendre que estan fent “esSudokuCorrecto”.</text:p>
      <text:list xml:id="list40843038701947" text:continue-numbering="true" text:style-name="WWNum6">
        <text:list-item>
          <text:list>
            <text:list-item>
              <text:p text:style-name="P37"><text:bookmark text:name="_ee7ha6i6dtf3"/>Pregunta entrevista 03</text:p>
            </text:list-item>
          </text:list>
        </text:list-item>
      </text:list>
      <text:p text:style-name="P17">Realitza una aplicació que sol·licite una cadena de text. El programa ha de dir quantes vegades ocorre cadascun d'aquests patrons sense distingir majúscules i minúscules: “00” “101”, “ABC”, “HO”. Un caràcter pot formar part de més d'un patró oposat. Per exemple:</text:p>
      <text:p text:style-name="P17">En la cadena “000” el patró “00” apareix dues vegades (una comença en la posició 0 i una altra comença en la posició 1).</text:p>
      <text:p text:style-name="P17">Internament el programa realitzarà el compte de patrons amb una funció definida com</text:p>
      <text:p text:style-name="P17">“def numeroPatrones(text)” que retornarà un nombre enter amb el nombre de patrons oposats.</text:p>
      <text:p text:style-name="P24"><text:soft-page-break/><text:span text:style-name="T10">💬</text:span> <text:span text:style-name="T11">Consell 01: </text:span>intenta implementar les funcions demanades tu a soles. No copies la solució d’Internet ni dones una mirada a la d’un company, perquè a l’entrevista personal es demanaran modificacions i s’ha de comprendre que estan fent “numeroPatrones”.</text:p>
      <text:list xml:id="list40843219177527" text:continue-numbering="true" text:style-name="WWNum6">
        <text:list-item>
          <text:list>
            <text:list-item>
              <text:p text:style-name="P37"><text:bookmark text:name="_cbr7xhlha71c"/>Pregunta entrevista 04</text:p>
            </text:list-item>
          </text:list>
        </text:list-item>
      </text:list>
      <text:p text:style-name="Standard">Realitza una aplicació que reba en codi mitjançant un array bidimensional (de longitud variable) un escenari de “Buscaminas”, on hi haja un 0 on no hi ha mines i un -1 on si hi ha. Per a cada casella que no tinga una mina, diga quantes mines adjacents hi ha (en diagonal, horitzontal i vertical).</text:p>
      <text:p text:style-name="Standard">Internament el programa realitzarà les accions amb una funció definida com a “def contandoMinas(miCampo)” que retornarà un array bidimensional amb el nombre de mines adjacents en cada posició.</text:p>
      <text:p text:style-name="Standard"><text:span text:style-name="T11">Exemple Entrada (llegit per teclat)</text:span></text:p>
      <text:p text:style-name="Standard">0 0 -1 0</text:p>
      <text:p text:style-name="Standard">0 -1 -1 0</text:p>
      <text:p text:style-name="Standard"><text:span text:style-name="T11">Exemple Eixida (mostrat per pantalla)</text:span></text:p>
      <text:p text:style-name="Standard">1 3 -1 2</text:p>
      <text:p text:style-name="Standard">1 -1 -1 2</text:p>
      <text:p text:style-name="P24"><text:span text:style-name="T10">💬</text:span> <text:span text:style-name="T11">Consell 01: </text:span>intenta implementar les funcions demanades tu a soles. No copies la solució d’Internet ni dones una mirada a la d’un company, perquè a l’entrevista personal es demanaran modificacions i s’ha de comprendre que estan fent “contandoMinas”.</text:p>
      <text:list xml:id="list40842369299037" text:continue-numbering="true" text:style-name="WWNum6">
        <text:list-item>
          <text:list>
            <text:list-item>
              <text:p text:style-name="P37"><text:bookmark text:name="_8k3r29acb6os"/>Pregunta entrevista 05</text:p>
            </text:list-item>
          </text:list>
        </text:list-item>
      </text:list>
      <text:p text:style-name="Standard">Dissenya la classe “Escola” per a un programa que permeta la gestió completa de diverses <text:s/>escoles. Per cada escola, s’instanciara la classe “Escola” que definim ara:</text:p>
      <text:list xml:id="list204630065" text:style-name="WWNum3">
        <text:list-item>
          <text:p text:style-name="P26"><text:span text:style-name="T11">Classe Escola</text:span>: contindrà la informació de les escoles (nom, localitat, responsable...) així com dels diferents professors i com els diferents grups d’alumnes, utilitzant les següents classes proposades.</text:p>
          <text:list>
            <text:list-item>
              <text:p text:style-name="P36">Ha de tindre mètodes per afegir/eliminar alumnes, professors.</text:p>
            </text:list-item>
          </text:list>
        </text:list-item>
      </text:list>
      <text:p text:style-name="Standard">De forma auxiliar a la classe “Escola”, s’han de crear les següents classes:</text:p>
      <text:list xml:id="list40842993054256" text:continue-numbering="true" text:style-name="WWNum3">
        <text:list-item>
          <text:p text:style-name="P26"><text:span text:style-name="T11">Classe Professor</text:span>: contindrà informació dels professors que treballen allí (nom, tipus (ciències, lletres o mixt)).</text:p>
        </text:list-item>
        <text:list-item>
          <text:p text:style-name="P32"><text:span text:style-name="T11">Classe Alumne</text:span>: contindrà la informació dels alumnes de l'escola (nom, curs, professor responsable (només un professor)).</text:p>
        </text:list-item>
      </text:list>
      <text:p text:style-name="Standard">No hi ha un alumne que vaja a dues escoles diferents, ni dos professors que treballen en diferents escoles. Per tant trieu l'estructura d'objectes més adequada per al seu correcte emmagatzematge.</text:p>
      <text:p text:style-name="Standard">Les classes han d’estar declarades en un fitxer separat del programa. A més:</text:p>
      <text:list xml:id="list1355799372" text:style-name="WWNum4">
        <text:list-item>
          <text:p text:style-name="P27">S’han de representar les relacions entre classes.</text:p>
        </text:list-item>
        <text:list-item>
          <text:p text:style-name="P33"><text:soft-page-break/>Han de tindre mètodes per gestionar correctament tots els elements, amb les seues corresponents operacions (inserció, modificació, esborrat, visualització, etc.).</text:p>
        </text:list-item>
      </text:list>
      <text:p text:style-name="Standard"><text:span text:style-name="T19">Finalment, fes un codi d’exemple que permeta provar l’has capacitats del teu disseny.</text:span></text:p>
      <text:p text:style-name="P2"/>
      <text:p text:style-name="P24"><text:span text:style-name="T10">💬</text:span> <text:span text:style-name="T11">Consell 01: </text:span>aquest tutorial pot ajudar-te a organitzar les classes Python en diversos fitxers</text:p>
      <text:p text:style-name="P24"><text:a xlink:type="simple" xlink:href="https://www.delftstack.com/es/howto/python/python-import-class-from-another-file/" text:style-name="ListLabel_20_46" text:visited-style-name="ListLabel_20_46"><text:span text:style-name="T23">https://www.delftstack.com/es/howto/python/python-import-class-from-another-file/</text:span></text:a> </text:p>
      <text:list xml:id="list40841905505442" text:continue-list="list40842369299037" text:style-name="WWNum6">
        <text:list-item>
          <text:list>
            <text:list-item>
              <text:p text:style-name="P37"><text:bookmark text:name="_fzwbd73vp88y"/>Pregunta entrevista 06</text:p>
            </text:list-item>
          </text:list>
        </text:list-item>
      </text:list>
      <text:p text:style-name="Standard">SQLAlchemy és una biblioteca de Python amb diverses funcions i drivers per tractar amb bases de dades. Una de les funcions més destacades és la inclusió d’un ORM (Object Relational Mapping).</text:p>
      <text:p text:style-name="Standard">Partint del disseny de classes de la pregunta anterior i el seu codi, fes un nou programa que afegisca persistència a les classes, mantenint les seues relacions utilitzant l’ORM de Python 3 inclòs a la biblioteca SQLAlchemy amb <text:span text:style-name="T19">el driver de SQLite</text:span>. </text:p>
      <text:p text:style-name="Standard">Fes un codi d’exemple que permeta provar la persistència adquirida en implementar l’ORM amb objectes de la classe “Alumne”, indicant clarament en comentaris que ha de fer-se per provar-la.</text:p>
      <text:p text:style-name="Standard"/>
      <text:p text:style-name="P24"><text:span text:style-name="T10"><text:s/>💬</text:span> <text:span text:style-name="T11">Consell 01: </text:span>Pot ajudar-te en aquesta tasca aquests tutorials:</text:p>
      <text:p text:style-name="P24"><text:span text:style-name="T11">a)</text:span> Per posar en marxa SQLAlchemy ORM:</text:p>
      <text:p text:style-name="P24"><text:a xlink:type="simple" xlink:href="https://j2logo.com/python/sqlalchemy-tutorial-de-python-sqlalchemy-guia-de-inicio/" text:style-name="ListLabel_20_46" text:visited-style-name="ListLabel_20_46"><text:span text:style-name="T23">https://j2logo.com/python/sqlalchemy-tutorial-de-python-sqlalchemy-guia-de-inicio/</text:span></text:a> </text:p>
      <text:p text:style-name="P24"><text:span text:style-name="T11">b)</text:span> Per entendre <text:s/>relacions 1 a molts <text:a xlink:type="simple" xlink:href="https://programmerclick.com/article/38091329500/" text:style-name="ListLabel_20_46" text:visited-style-name="ListLabel_20_46"><text:span text:style-name="T23">https://programmerclick.com/article/38091329500/</text:span></text:a> i <text:a xlink:type="simple" xlink:href="https://www.hectormansilla.cl/2020/05/14/relaciones-uno-a-muchos-en-sqlalchemy/" text:style-name="ListLabel_20_46" text:visited-style-name="ListLabel_20_46"><text:span text:style-name="T23">https://www.hectormansilla.cl/2020/05/14/relaciones-uno-a-muchos-en-sqlalchemy/</text:span></text:a> </text:p>
      <text:p text:style-name="P24"><text:span text:style-name="T19">IMPORTANT</text:span>: llegiu i entengueu els tutorials de manera crítica.</text:p>
      <text:p text:style-name="Standard"/>
      <text:p text:style-name="P24"><text:span text:style-name="T10"><text:s/>💬</text:span> <text:span text:style-name="T11">Consell 02: </text:span>una bona estratègia per provar la persistència, és fer un codís/funcions que creen/modifiquen/eliminen alguns objectes, tancar el programa, comentar eixos fragments i comprovar que pese a no executar-se els canvis, aquests estan reflectits en la persistència i en el programa.</text:p>
      <text:p text:style-name="Standard"/>
      <text:p text:style-name="P24"><text:span text:style-name="T10"><text:s/>💬</text:span> <text:span text:style-name="T11">Consell 03: </text:span>per instal·lar SQLAlchemy, pots ajudar-te de “<text:span text:style-name="T22">pip3 install SQLAlchemy</text:span>”.</text:p>
      <text:p text:style-name="Standard"/>
      <text:p text:style-name="Standard"/>
      <text:p text:style-name="Standard"><text:soft-page-break/></text:p>
      <text:list xml:id="list40843012055964" text:continue-numbering="true" text:style-name="WWNum6">
        <text:list-item>
          <text:list>
            <text:list-item>
              <text:p text:style-name="P37"><text:bookmark text:name="_4na72h2qlg6j"/>Pregunta entrevista 07</text:p>
            </text:list-item>
          </text:list>
        </text:list-item>
      </text:list>
      <text:p text:style-name="Standard">Realitza un programa que rebrà per paràmetres de consola dos noms: <text:s/>el del fitxer d’entrada i el del fitxer d’eixida. </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46" text:visited-style-name="ListLabel_20_46"><text:span text:style-name="T23">https://www.pyinstaller.org/</text:span></text:a>.</text:p>
      <text:p text:style-name="Standard"/>
      <text:p text:style-name="Standard">El programa implementarà dues funcions: “esPalindromo” i “esPrimo”.</text:p>
      <text:p text:style-name="Standard"><text:span text:style-name="T11">Important</text:span>: aquestes funcions hauran d’estar comprovades amb un test unitari. Recomanem per aquest cas “doctest” <text:a xlink:type="simple" xlink:href="https://docs.python.org/es/3/library/doctest.html" text:style-name="ListLabel_20_46" text:visited-style-name="ListLabel_20_46"><text:span text:style-name="T23">https://docs.python.org/es/3/library/doctest.html</text:span></text:a> però val qualsevol altra utilitat per fer tests unitaris.</text:p>
      <text:p text:style-name="Standard">El programa ha de llegir el fitxer d’entrada. Aquest fitxer conte un número per línia (no s’especifica quantes línies, ha de funcionar per qualsevol número).</text:p>
      <text:p text:style-name="Standard"/>
      <text:p text:style-name="Standard">El nostre programa ha d’imprimir en el fitxer d’eixida dues línies i després un llistat amb un número per línia: </text:p>
      <text:list xml:id="list734009768" text:style-name="WWNum5">
        <text:list-item>
          <text:p text:style-name="P28">La primera línia ha de dir <text:s/>quants números eren “palíndroms” (capicua)</text:p>
        </text:list-item>
        <text:list-item>
          <text:p text:style-name="P30">Una altra línia dient quants eren “cosins”.</text:p>
        </text:list-item>
        <text:list-item>
          <text:p text:style-name="P34">Finalment, “n” línies indicant quins “n” números eren al mateix temps cosins i palíndroms.</text:p>
        </text:list-item>
      </text:list>
      <text:p text:style-name="Standard">Per exemple:</text:p>
      <text:p text:style-name="Standard"><text:span text:style-name="T11">Fitxer “exempleEntrada.txt”</text:span></text:p>
      <text:p text:style-name="Standard">5</text:p>
      <text:p text:style-name="Standard">7</text:p>
      <text:p text:style-name="Standard">11</text:p>
      <text:p text:style-name="Standard">13</text:p>
      <text:p text:style-name="Standard">14</text:p>
      <text:p text:style-name="Standard"><text:soft-page-break/>15</text:p>
      <text:p text:style-name="Standard">22</text:p>
      <text:p text:style-name="Standard"><text:span text:style-name="T11">Fitxer “exempleEixida.txt”</text:span></text:p>
      <text:p text:style-name="Standard">Hi han 4 números palíndroms.</text:p>
      <text:p text:style-name="Standard">Hi han 4 números cosins.</text:p>
      <text:p text:style-name="Standard">5</text:p>
      <text:p text:style-name="Standard">7</text:p>
      <text:p text:style-name="Standard">11</text:p>
      <text:p text:style-name="P24"><text:span text:style-name="T10">💬</text:span> <text:span text:style-name="T11">Consell 01: </text:span>intenta implementar les funcions demanades tu a soles. No copies la solució d’Internet ni dones una mirada a la d’un company, perquè a l’entrevista personal es demanaran modificacions i s’ha de comprendre que estan fent “esPrim” i “esPalindrom”.</text:p>
      <text:p text:style-name="Standard"/>
      <text:p text:style-name="P24"><text:span text:style-name="T10">💬</text:span> <text:span text:style-name="T11">Consell 02: </text:span>aquest tutorial pot ajudar-te amb “Doctest” </text:p>
      <text:p text:style-name="P24"><text:a xlink:type="simple" xlink:href="https://www.digitalocean.com/community/tutorials/how-to-write-doctests-in-python" text:style-name="ListLabel_20_46" text:visited-style-name="ListLabel_20_46"><text:span text:style-name="T23">https://www.digitalocean.com/community/tutorials/how-to-write-doctests-in-python</text:span></text:a> </text:p>
      <text:p text:style-name="Standard"/>
      <text:p text:style-name="P24"><text:span text:style-name="T10">💬</text:span> <text:span text:style-name="T11">Consell 03: </text:span>aquest tutorial pot ajudar-te amb “PyInstaller”</text:p>
      <text:p text:style-name="P24"><text:a xlink:type="simple" xlink:href="https://www.devdungeon.com/content/pyinstaller-tutorial" text:style-name="ListLabel_20_46" text:visited-style-name="ListLabel_20_46"><text:span text:style-name="T23">https://www.devdungeon.com/content/pyinstaller-tutorial</text:span></text:a></text:p>
      <text:list xml:id="list40843560223552" text:continue-list="list40843012055964" text:style-name="WWNum6">
        <text:list-item>
          <text:list>
            <text:list-item>
              <text:p text:style-name="P37"><text:bookmark text:name="_vw8rw3phwpgn"/>Pregunta entrevista 08</text:p>
            </text:list-item>
          </text:list>
        </text:list-item>
      </text:list>
      <text:p text:style-name="Standard">Crea un programa Python 3 que ens ajude a organitzar els fitxers de la carpeta actual. El programa tindrà una llista amb extensions de programes (ha de funcionar amb qualsevol). </text:p>
      <text:p text:style-name="Standard">El programa en executar-se, per cada extensió, mourà tots els fitxers amb eixa extensió a una carpeta amb eixe nom.</text:p>
      <text:p text:style-name="Standard">Per exemple, <text:s/>amb llista=[“png”,”mp4”, “doc”], el programa mouria tots els fitxers amb extensió “.png” de la carpeta actual a una carpeta anomenada “png”. El mateix amb els fitxers “.mp4” a <text:s/>la carpeta “mp4” i els fitxers “.doc” amb la carpeta “doc”.</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46" text:visited-style-name="ListLabel_20_46"><text:span text:style-name="T23">https://www.pyinstaller.org/</text:span></text:a>.</text:p>
      <text:p text:style-name="Standard"><text:soft-page-break/></text:p>
      <text:p text:style-name="P24"><text:span text:style-name="T10">💬</text:span> <text:span text:style-name="T11">Consell 01: </text:span>aquest tutorial i cheatsheet poden ser útils per solucionar aquest problema</text:p>
      <text:p text:style-name="P24"><text:a xlink:type="simple" xlink:href="https://unipython.com/operaciones-con-archivos-y-carpetas-en-python/" text:style-name="ListLabel_20_46" text:visited-style-name="ListLabel_20_46"><text:span text:style-name="T23">https://unipython.com/operaciones-con-archivos-y-carpetas-en-python/</text:span></text:a></text:p>
      <text:p text:style-name="P24"><text:a xlink:type="simple" xlink:href="https://github.com/sergarb1/CheatSheetsCastellano/raw/master/Cheatsheet%20-%20Python%20para%20crear%20Scripts%20de%20Sistemas%20operativos.pdf" text:style-name="ListLabel_20_46" text:visited-style-name="ListLabel_20_46"><text:span text:style-name="T23">https://github.com/sergarb1/CheatSheetsCastellano/raw/master/Cheatsheet%20-%20Python%20para%20crear%20Scripts%20de%20Sistemas%20operativos.pdf</text:span></text:a></text:p>
      <text:p text:style-name="Standard"/>
      <text:p text:style-name="P24"><text:span text:style-name="T10">💬</text:span> <text:span text:style-name="T11">Consell 02: </text:span>aquest tutorial pot ajudar-te amb “PyInstaller”</text:p>
      <text:p text:style-name="P24"><text:a xlink:type="simple" xlink:href="https://www.devdungeon.com/content/pyinstaller-tutorial" text:style-name="ListLabel_20_46" text:visited-style-name="ListLabel_20_46"><text:span text:style-name="T23">https://www.devdungeon.com/content/pyinstaller-tutorial</text:span></text:a></text:p>
      <text:list xml:id="list40842542381781" text:continue-numbering="true" text:style-name="WWNum6">
        <text:list-item>
          <text:list>
            <text:list-item>
              <text:p text:style-name="P37"><text:bookmark text:name="_8l72fx451459"/>Pregunta entrevista 09</text:p>
            </text:list-item>
          </text:list>
        </text:list-item>
      </text:list>
      <text:p text:style-name="Standard">Utilitzant la biblioteca <text:a xlink:type="simple" xlink:href="https://pypi.org/project/python-barcode/" text:style-name="ListLabel_20_46" text:visited-style-name="ListLabel_20_46"><text:span text:style-name="T23">https://pypi.org/project/python-barcode/</text:span></text:a>, hem de llegir un fitxer “.csv” passat per paràmetres de consola.</text:p>
      <text:p text:style-name="Standard">Aquest fitxer tindrà un format en el qual cada línia usarà “nomalumne,ID”.</text:p>
      <text:p text:style-name="Standard">Per exemple</text:p>
      <text:p text:style-name="Standard">“Alumne 01”,”1”</text:p>
      <text:p text:style-name="Standard">“Alumne 02”,”2”</text:p>
      <text:p text:style-name="Standard">Haurem de fer un programa, que llegint eixe fitxer “.csv” genere per cada alumne genere un fitxer “nomalumne.png” amb un codi de barres en format “EAN 13” que tinga com informació el “ID” de l’alumne.</text:p>
      <text:p text:style-name="Standard"/>
      <text:p text:style-name="P24"><text:span text:style-name="T10">💬</text:span> <text:span text:style-name="T11">Consell 01: </text:span>per llegir fitxers “.csv” pots utilizar la biblioteca “csv” o la biblioteca “pandas”. Ací tens exemples:</text:p>
      <text:p text:style-name="P24"><text:a xlink:type="simple" xlink:href="https://code.tutsplus.com/es/tutorials/how-to-read-and-write-csv-files-in-python--cms-29907" text:style-name="ListLabel_20_46" text:visited-style-name="ListLabel_20_46"><text:span text:style-name="T23">https://code.tutsplus.com/es/tutorials/how-to-read-and-write-csv-files-in-python--cms-29907</text:span></text:a> </text:p>
      <text:p text:style-name="P24"><text:a xlink:type="simple" xlink:href="https://pythonbros.com/leer-csv-con-pandas/" text:style-name="ListLabel_20_46" text:visited-style-name="ListLabel_20_46"><text:span text:style-name="T23">https://pythonbros.com/leer-csv-con-pandas/</text:span></text:a></text:p>
      <text:p text:style-name="Standard"/>
      <text:p text:style-name="P24"><text:span text:style-name="T10">💬</text:span> <text:span text:style-name="T11">Consell 02: <text:s/></text:span>pots instal·lar Python Barcode amb <text:span text:style-name="T22">‘pip3 install python-barcode’</text:span> i <text:span text:style-name="T22">‘pip3 install "python-barcode[images]"’</text:span>.</text:p>
      <text:p text:style-name="Standard"/>
      <text:p text:style-name="P24"><text:soft-page-break/><text:span text:style-name="T10">💬</text:span> <text:span text:style-name="T11">Consell 03: <text:s/></text:span>tens exemples de funcionament de Python Barcode que són utils directament en <text:a xlink:type="simple" xlink:href="https://pypi.org/project/python-barcode/" text:style-name="ListLabel_20_46" text:visited-style-name="ListLabel_20_46"><text:span text:style-name="T23">https://pypi.org/project/python-barcode/</text:span></text:a>. Records comprendre que estàs fent. Has de tindre clar que és EAN13 abans de codificar <text:a xlink:type="simple" xlink:href="https://es.wikipedia.org/wiki/European_Article_Number" text:style-name="ListLabel_20_46" text:visited-style-name="ListLabel_20_46"><text:span text:style-name="T23">https://es.wikipedia.org/wiki/European_Article_Number</text:span></text:a> </text:p>
      <text:p text:style-name="Standard"/>
      <text:list xml:id="list40842693972999" text:continue-numbering="true" text:style-name="WWNum6">
        <text:list-item>
          <text:list>
            <text:list-item>
              <text:p text:style-name="P37"><text:bookmark text:name="_z6fdhptwwwm3"/>Pregunta entrevista 10</text:p>
            </text:list-item>
          </text:list>
        </text:list-item>
      </text:list>
      <text:p text:style-name="Standard">Complementant la pregunta anterior i utilitzant com a base el següent exemple de codi <text:a xlink:type="simple" xlink:href="https://www.geeksforgeeks.org/how-to-make-a-barcode-reader-in-python/" text:style-name="ListLabel_20_46" text:visited-style-name="ListLabel_20_46"><text:span text:style-name="T23">https://www.geeksforgeeks.org/how-to-make-a-barcode-reader-in-python/</text:span></text:a> fes un programa que llegisca tots els “.png” d’un directori i ens diga el nom d’alumne i el seu ID. (Recorda, el nom de l’alumne és el nom del “.png” i el ID has d’extraure-lo del codi de barres).</text:p>
      <text:p text:style-name="Standard"/>
      <text:p text:style-name="P24"><text:span text:style-name="T10">💬</text:span> <text:span text:style-name="T11">Consell 01: </text:span>per usar aquesta biblioteca, a més d’instal·lar-la amb “<text:span text:style-name="T22">pip3 install pyzbar</text:span>”, has d’instal·lar la utilitat “zbar” que es pot instal·lar amb “<text:span text:style-name="T22">apt install zbar-tools</text:span>”</text:p>
      <text:p text:style-name="Standard"/>
      <text:p text:style-name="P24"><text:span text:style-name="T10">💬</text:span> <text:span text:style-name="T11">Consell 02: </text:span>per fer servir la biblioteca “cv2” (les sigles CV son de Computer Vision), has d’instalar “<text:span text:style-name="T22">pip3 install opencv-python</text:span>” i “<text:span text:style-name="T22">pip3 install opencv-contrib-python</text:span>”.</text:p>
      <text:list xml:id="list40843747133949" text:continue-numbering="true" text:style-name="WWNum6">
        <text:list-item>
          <text:list>
            <text:list-item>
              <text:p text:style-name="P37"><text:bookmark text:name="_uagkr6qiqv6g"/>Pregunta entrevista 11</text:p>
            </text:list-item>
          </text:list>
        </text:list-item>
      </text:list>
      <text:p text:style-name="Standard">Crea un programa que tinga una interfície gràfica” senzilla fent servir “Kivy”, un entorn multiplataforma per Python <text:a xlink:type="simple" xlink:href="https://kivy.org" text:style-name="ListLabel_20_46" text:visited-style-name="ListLabel_20_46"><text:span text:style-name="T23">https://kivy.org</text:span></text:a>.</text:p>
      <text:p text:style-name="Standard">Aquest programa, en arrancar, carregara un fitxer (“users.csv”) que per cada línia tindrà un usuari i el SHA1 del password, amb el següent format:</text:p>
      <text:p text:style-name="Standard">“user”:”passwordinSHA1”</text:p>
      <text:p text:style-name="Standard">La interfície gràfica que tindrà només dos camps de text, “usuari” i “contrasenya” (en text pla, però oculta en teclejar) i un botó “comprovar”. Si l’usuari existeix i la contrasenya és correcta, mostrarà un missatge de “OK”. En cas contrari, un missatge “ERROR”.</text:p>
      <text:p text:style-name="Standard"/>
      <text:p text:style-name="P24"><text:span text:style-name="T10">💬</text:span> <text:span text:style-name="T11">Consell 01: </text:span>per llegir fitxers “.csv” pots utilizar la biblioteca “csv” o la biblioteca “pandas”. Açi tens exemples:</text:p>
      <text:p text:style-name="P24"><text:a xlink:type="simple" xlink:href="https://code.tutsplus.com/es/tutorials/how-to-read-and-write-csv-files-in-python--cms-29907" text:style-name="ListLabel_20_46" text:visited-style-name="ListLabel_20_46"><text:span text:style-name="T23">https://code.tutsplus.com/es/tutorials/how-to-read-and-write-csv-files-in-python--cms-29907</text:span></text:a> </text:p>
      <text:p text:style-name="P24"><text:a xlink:type="simple" xlink:href="https://pythonbros.com/leer-csv-con-pandas/" text:style-name="ListLabel_20_46" text:visited-style-name="ListLabel_20_46"><text:span text:style-name="T23">https://pythonbros.com/leer-csv-con-pandas/</text:span></text:a></text:p>
      <text:p text:style-name="Standard"/>
      <text:p text:style-name="Standard"/>
      <text:p text:style-name="Standard"/>
      <text:p text:style-name="Standard"/>
      <text:p text:style-name="P24"><text:soft-page-break/><text:span text:style-name="T10">💬</text:span> <text:span text:style-name="T11">Consell 02: </text:span>per comprovar si una contrasenya en SHA1 és correcta, aprofitant les propietats de les funcions “hash” <text:a xlink:type="simple" xlink:href="https://es.wikipedia.org/wiki/Funci%C3%B3n_hash" text:style-name="ListLabel_20_46" text:visited-style-name="ListLabel_20_46"><text:span text:style-name="T23">https://es.wikipedia.org/wiki/Funci%C3%B3n_hash</text:span></text:a> el que has de fer és obtenir el “hash” de la contrasenya en text pla i comparar eixe “hash” obtingut amb el “hash” emmagatzemar. Si són iguals, la contrasenya és correcta.</text:p>
      <text:p text:style-name="P24">Un exemple de SHA1 en Python 3 <text:a xlink:type="simple" xlink:href="https://programmerclick.com/article/7363885029/" text:style-name="ListLabel_20_46" text:visited-style-name="ListLabel_20_46"><text:span text:style-name="T23">https://programmerclick.com/article/7363885029/</text:span></text:a> </text:p>
      <text:p text:style-name="Standard"/>
      <text:p text:style-name="P24"><text:span text:style-name="T10">💬</text:span> <text:span text:style-name="T11">Consell 03: </text:span>tens un exemple d’una interfície d’inici de sessió en Kivy en <text:a xlink:type="simple" xlink:href="https://gist.github.com/Cheaterman/812203a74f8c552a4918" text:style-name="ListLabel_20_46" text:visited-style-name="ListLabel_20_46"><text:span text:style-name="T23">https://gist.github.com/Cheaterman/812203a74f8c552a4918</text:span></text:a></text:p>
      <text:p text:style-name="P24">També aquest tutorial</text:p>
      <text:p text:style-name="P24"><text:a xlink:type="simple" xlink:href="https://kivycoder.com/creating-a-login-screen-with-kivymd-python-kivy-gui-tutorial-44/" text:style-name="ListLabel_20_46" text:visited-style-name="ListLabel_20_46"><text:span text:style-name="T23">https://kivycoder.com/creating-a-login-screen-with-kivymd-python-kivy-gui-tutorial-44/</text:span></text:a> amb el vídeo <text:a xlink:type="simple" xlink:href="https://www.youtube.com/watch?v=G-Rp41BzGxg" text:style-name="ListLabel_20_46" text:visited-style-name="ListLabel_20_46"><text:span text:style-name="T23">https://www.youtube.com/watch?v=G-Rp41BzGxg</text:span></text:a> </text:p>
      <text:p text:style-name="Standard"/>
      <text:list xml:id="list40841650814109" text:continue-numbering="true" text:style-name="WWNum6">
        <text:list-item>
          <text:list>
            <text:list-item>
              <text:p text:style-name="P37"><text:bookmark text:name="_za5gxeh5rekm"/>Pregunta entrevista 12</text:p>
            </text:list-item>
          </text:list>
        </text:list-item>
      </text:list>
      <text:p text:style-name="Standard">Replica aquest exemple de Python 3 per fer reconeixement de text en imatges. Afegeix comentaris per explicar el seu ús.</text:p>
      <text:p text:style-name="Standard"><text:a xlink:type="simple" xlink:href="https://towardsdatascience.com/building-a-simple-text-recognizer-in-python-93e453ddb759" text:style-name="ListLabel_20_46" text:visited-style-name="ListLabel_20_46"><text:span text:style-name="T23">https://towardsdatascience.com/building-a-simple-text-recognizer-in-python-93e453ddb759</text:span></text:a></text:p>
      <text:p text:style-name="Standard">Podeu provar amb alguna imatge senzilla (només text i un fons homogeni) com: </text:p>
      <text:p text:style-name="Standard"><text:a xlink:type="simple" xlink:href="https://www.facebook.com/MumukiOrg/photos/pcb.4322522981176358/4322522757843047/" text:style-name="ListLabel_20_46" text:visited-style-name="ListLabel_20_46"><text:span text:style-name="T23">https://www.facebook.com/MumukiOrg/photos/pcb.4322522981176358/4322522757843047/</text:span></text:a></text:p>
      <text:p text:style-name="Standard"/>
      <text:p text:style-name="P24"><text:span text:style-name="T10">💬</text:span> <text:span text:style-name="T11">Consell 01: </text:span>per aquest prova, a més de les biblioteques Pillow y PyTesseract instal·lades amb “<text:span text:style-name="T22">pip3 install Pillow pytesseract</text:span>”, has d’instal·lar la utilitat “Tesseract” que es pot instal·lar amb “<text:span text:style-name="T22">apt install tesseract-ocr libtesseract-dev</text:span>”</text:p>
      <text:list xml:id="list40843371967187" text:continue-numbering="true" text:style-name="WWNum6">
        <text:list-item>
          <text:list>
            <text:list-item>
              <text:p text:style-name="P37"><text:bookmark text:name="_1njrcxtecf6g"/>Pregunta entrevista 13</text:p>
            </text:list-item>
          </text:list>
        </text:list-item>
      </text:list>
      <text:p text:style-name="Standard">Utilitzant la biblioteca de Python 3 “requests” i basant-se en exemples com</text:p>
      <text:p text:style-name="Standard"><text:a xlink:type="simple" xlink:href="https://pythonizando.com/consumir-una-api-rest-con-python-3-usando-requests/" text:style-name="ListLabel_20_46" text:visited-style-name="ListLabel_20_46"><text:span text:style-name="T23">https://pythonizando.com/consumir-una-api-rest-con-python-3-usando-requests/</text:span></text:a></text:p>
      <text:p text:style-name="Standard">Fes un programa que consumeix l’API de “Rick and Morty” <text:a xlink:type="simple" xlink:href="https://rickandmortyapi.com/" text:style-name="ListLabel_20_46" text:visited-style-name="ListLabel_20_46"><text:span text:style-name="T23">https://rickandmortyapi.com/</text:span></text:a></text:p>
      <text:p text:style-name="Standard">El nostre programa ens permetrà, demanant per teclat una espècie (atribut “specie”), obtenir un llistat de quins personatges són d’eixa espècie.</text:p>
      <text:p text:style-name="P24"><text:span text:style-name="T10">💬</text:span> <text:span text:style-name="T11">Consell 01: </text:span>per instal·lar “requests” pots fer-lo amb “<text:span text:style-name="T22">pip3 install requests</text:span>”.</text:p>
      <text:list xml:id="list40842844293000" text:continue-numbering="true" text:style-name="WWNum6">
        <text:list-item>
          <text:list>
            <text:list-item>
              <text:p text:style-name="P37"><text:bookmark text:name="_xwzriuao28x1"/>Pregunta entrevista 14</text:p>
            </text:list-item>
          </text:list>
        </text:list-item>
      </text:list>
      <text:p text:style-name="Standard"><text:soft-page-break/>El problema de les 8 Reines és àmpliament conegut</text:p>
      <text:p text:style-name="Standard"><text:a xlink:type="simple" xlink:href="https://es.wikipedia.org/wiki/problema_de_las_ocho_reinas" text:style-name="ListLabel_20_46" text:visited-style-name="ListLabel_20_46"><text:span text:style-name="T23">https://es.wikipedia.org/wiki/problema_de_las_ocho_reinas</text:span></text:a></text:p>
      <text:p text:style-name="Standard">Anem a donar-li una volta i anem a proposar el problema de les N reines.</text:p>
      <text:p text:style-name="Standard">Volem que faces un programa, que per a un nombre N <text:s/>(4 &lt;= N &lt;= 10) calcule de quantes formes <text:span text:style-name="T19">diferents</text:span> es poden col·locar N reines en un tauler de NxN dimensions.</text:p>
      <text:p text:style-name="Standard"><text:span text:style-name="T19">NOTA IMPORTANT</text:span>: no s’admeten precàlculs, el programa ha de calcular les solucions.</text:p>
      <text:p text:style-name="Standard">Per provar, els resultats haurien de ser:</text:p>
      <text:p text:style-name="Standard"><text:span text:style-name="T11">Tamany N <text:tab/>Solucions diferents <text:tab/>Solucions totals (sense eliminar repeticions)</text:span></text:p>
      <text:p text:style-name="Standard">4 <text:tab/><text:tab/>1 <text:tab/><text:tab/><text:tab/>2</text:p>
      <text:p text:style-name="Standard">5 <text:tab/><text:tab/>2 <text:tab/><text:tab/><text:tab/>10</text:p>
      <text:p text:style-name="Standard">6 <text:tab/><text:tab/>1 <text:tab/><text:tab/><text:tab/>4</text:p>
      <text:p text:style-name="Standard">7 <text:tab/><text:tab/>6 <text:tab/><text:tab/><text:tab/>40</text:p>
      <text:p text:style-name="Standard">8 <text:tab/><text:tab/>12 <text:tab/><text:tab/><text:tab/>92</text:p>
      <text:p text:style-name="Standard">9 <text:tab/><text:tab/>46 <text:tab/><text:tab/><text:tab/>352</text:p>
      <text:p text:style-name="Standard">10 <text:tab/><text:tab/>92 <text:tab/><text:tab/><text:tab/>724</text:p>
      <text:p text:style-name="Standard">11 <text:tab/><text:tab/>341 <text:tab/><text:tab/><text:tab/>2,680</text:p>
      <text:p text:style-name="Standard">12 <text:tab/><text:tab/>1,787 <text:tab/><text:tab/><text:tab/>14,200</text:p>
      <text:p text:style-name="Standard"/>
      <text:p text:style-name="P24"><text:span text:style-name="T10">💬</text:span> <text:span text:style-name="T11">Consell 01: </text:span>intenta implementar les funcions demanades tu a soles. No copies la solució d’Internet ni dones una mirada a la d’un company, perquè a l’entrevista personal es demanaran modificacions i s’ha de comprendre que estan fent el programa.</text:p>
      <text:p text:style-name="Standard"><text:span text:style-name="T19">Per simplificar el problema, el vostre programa només haurà de calcular les “Solucions totals” del problema de les N reines (sense eliminar repeticions).</text:span></text:p>
      <text:list xml:id="list40843373884877" text:continue-numbering="true" text:style-name="WWNum6">
        <text:list-item>
          <text:list>
            <text:list-item>
              <text:p text:style-name="P37"><text:bookmark text:name="_fecl4ysxugpx"/>Pregunta entrevista 15</text:p>
            </text:list-item>
          </text:list>
        </text:list-item>
      </text:list>
      <text:p text:style-name="Standard">Fes un programa que llegisca d’un fitxer que es passe com a paràmetre, un llistat de paraules (una paraula per línia). Aquestes paraules serà un llistat de “paraules prohibides”.</text:p>
      <text:p text:style-name="Standard"><text:soft-page-break/>Utilitzant la biblioteca <text:a xlink:type="simple" xlink:href="https://pyperclip.readthedocs.io/en/latest/" text:style-name="ListLabel_20_46" text:visited-style-name="ListLabel_20_46"><text:span text:style-name="T23">https://pyperclip.readthedocs.io/en/latest/</text:span></text:a>, realitzeu un programa que quan copies alguna cosa del porta-retalls, analitze el text copiat i substituïsca de les paraules prohibides (sense distingir majúscules i minúscules) els caràcters de les paraules prohibides al llistat per * i el torne a copiar al porta-retalls.</text:p>
      <text:p text:style-name="Standard"/>
      <text:p text:style-name="Standard"><text:span text:style-name="T11">Exemple de funcionament:</text:span></text:p>
      <text:p text:style-name="Standard">Cridem al programa “<text:span text:style-name="T22">programa.py llista.txt</text:span>”</text:p>
      <text:p text:style-name="Standard">El fitxer “llista.txt” content les paraules:</text:p>
      <text:p text:style-name="Standard">Hola</text:p>
      <text:p text:style-name="Standard">pYThon</text:p>
      <text:p text:style-name="Standard"/>
      <text:p text:style-name="Standard">Amb el programa en marxa, si copie al porta-retalls la frase “HOLA Sergi viva PYTHON”, hauria de modificar al porta-retalls aquesta frase i deixar-la com “**** Sergi viva ******”, de forma que quan peguem, es pegue aquesta segona versió.</text:p>
      <text:p text:style-name="P24"><text:span text:style-name="T10">💬</text:span> <text:span text:style-name="T11">Consell 01: </text:span>Podeu instal·lar-la amb “<text:span text:style-name="T22">pip3 install pyperclip</text:span>”.</text:p>
      <text:p text:style-name="P24">Si vos dona "Not implemented Error”, instal·leu els següents programes: </text:p>
      <text:p text:style-name="P24">“<text:span text:style-name="T22">sudo apt-get install xsel</text:span>”</text:p>
      <text:p text:style-name="P24">“<text:span text:style-name="T22">sudo apt-get install xcl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5. Activitats avaluables 02</text:span></text:p>
      </style:header>
      <style:footer>
        <text:p text:style-name="MP4"><text:span text:style-name="MT1">Sistemes de gestió empresarial<text:tab/><text:tab/>UD05 - Pàgina </text:span><text:page-number text:select-page="current">1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4" meta:paragraph-count="237" meta:word-count="3042" meta:character-count="20413" meta:non-whitespace-character-count="17501"/>
    <meta:generator>LibreOfficeDev/6.0.5.2$Linux_X86_64 LibreOffice_project/</meta:generator>
  </office:meta>
</office:document-meta>
</file>